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officeooo:rsid="0011ceed" officeooo:paragraph-rsid="0011ceed"/>
    </style:style>
    <style:style style:name="P2" style:family="paragraph" style:parent-style-name="Standard">
      <style:paragraph-properties fo:text-align="justify" style:justify-single-word="false"/>
      <style:text-properties officeooo:paragraph-rsid="000dc35f"/>
    </style:style>
    <style:style style:name="P3" style:family="paragraph" style:parent-style-name="Standard">
      <style:paragraph-properties fo:text-align="justify" style:justify-single-word="false"/>
      <style:text-properties officeooo:paragraph-rsid="00115f9d"/>
    </style:style>
    <style:style style:name="P4" style:family="paragraph" style:parent-style-name="Standard">
      <style:paragraph-properties fo:text-align="justify" style:justify-single-word="false"/>
      <style:text-properties fo:language="fr" fo:country="FR" officeooo:paragraph-rsid="00042807"/>
    </style:style>
    <style:style style:name="P5" style:family="paragraph" style:parent-style-name="Standard">
      <style:paragraph-properties fo:text-align="justify" style:justify-single-word="false"/>
      <style:text-properties fo:language="fr" fo:country="FR" officeooo:paragraph-rsid="000ca183"/>
    </style:style>
    <style:style style:name="P6" style:family="paragraph" style:parent-style-name="Standard">
      <style:paragraph-properties fo:text-align="justify" style:justify-single-word="false"/>
      <style:text-properties fo:language="fr" fo:country="FR" officeooo:paragraph-rsid="00115f9d"/>
    </style:style>
    <style:style style:name="P7" style:family="paragraph" style:parent-style-name="Standard">
      <style:paragraph-properties fo:text-align="justify" style:justify-single-word="false"/>
      <style:text-properties fo:language="fr" fo:country="FR" officeooo:rsid="00042807" officeooo:paragraph-rsid="00042807"/>
    </style:style>
    <style:style style:name="P8" style:family="paragraph" style:parent-style-name="Standard">
      <style:paragraph-properties fo:text-align="justify" style:justify-single-word="false"/>
      <style:text-properties fo:language="fr" fo:country="FR" officeooo:rsid="00056056" officeooo:paragraph-rsid="00056056"/>
    </style:style>
    <style:style style:name="P9" style:family="paragraph" style:parent-style-name="Standard">
      <style:paragraph-properties fo:text-align="justify" style:justify-single-word="false"/>
      <style:text-properties fo:language="fr" fo:country="FR" officeooo:rsid="000ca183" officeooo:paragraph-rsid="000ca183"/>
    </style:style>
    <style:style style:name="P10" style:family="paragraph" style:parent-style-name="Standard">
      <style:paragraph-properties fo:text-align="justify" style:justify-single-word="false"/>
      <style:text-properties fo:language="fr" fo:country="FR" officeooo:rsid="00071483" officeooo:paragraph-rsid="00071483"/>
    </style:style>
    <style:style style:name="P11" style:family="paragraph" style:parent-style-name="Standard">
      <style:paragraph-properties fo:text-align="justify" style:justify-single-word="false"/>
      <style:text-properties fo:language="fr" fo:country="FR" officeooo:rsid="000dc35f" officeooo:paragraph-rsid="000dc35f"/>
    </style:style>
    <style:style style:name="T1" style:family="text">
      <style:text-properties officeooo:rsid="000ca183"/>
    </style:style>
    <style:style style:name="T2" style:family="text">
      <style:text-properties officeooo:rsid="00042807"/>
    </style:style>
    <style:style style:name="T3" style:family="text">
      <style:text-properties style:font-name="Liberation Serif" fo:font-size="12pt"/>
    </style:style>
    <style:style style:name="T4" style:family="text">
      <style:text-properties style:font-name="Liberation Serif" fo:font-size="12pt" style:font-size-asian="12pt" style:font-size-complex="12pt"/>
    </style:style>
    <style:style style:name="T5" style:family="text">
      <style:text-properties style:font-name="Liberation Serif" fo:font-size="12pt" officeooo:rsid="000ca183" style:font-size-asian="12pt" style:font-size-complex="12pt"/>
    </style:style>
    <style:style style:name="T6" style:family="text">
      <style:text-properties style:font-name="Liberation Serif" fo:font-size="12pt" officeooo:rsid="00115f9d" style:font-size-asian="12pt" style:font-size-complex="12pt"/>
    </style:style>
    <style:style style:name="T7" style:family="text">
      <style:text-properties style:font-name="Liberation Serif" fo:font-size="12pt" officeooo:rsid="00157466" style:font-size-asian="12pt" style:font-size-complex="12pt"/>
    </style:style>
    <style:style style:name="T8" style:family="text">
      <style:text-properties style:font-name="Liberation Serif" fo:font-size="12pt" officeooo:rsid="000dc35f"/>
    </style:style>
    <style:style style:name="T9" style:family="text">
      <style:text-properties style:font-name="Liberation Serif" fo:language="fr" fo:country="FR"/>
    </style:style>
    <style:style style:name="T10" style:family="text">
      <style:text-properties style:font-name="Liberation Serif" fo:language="fr" fo:country="FR" officeooo:rsid="000dc35f"/>
    </style:style>
    <style:style style:name="T11" style:family="text">
      <style:text-properties officeooo:rsid="000dc35f"/>
    </style:style>
    <style:style style:name="T12" style:family="text">
      <style:text-properties officeooo:rsid="000f7e56"/>
    </style:style>
    <style:style style:name="T13" style:family="text">
      <style:text-properties fo:language="fr" fo:country="FR" officeooo:rsid="000dc35f"/>
    </style:style>
    <style:style style:name="T14" style:family="text">
      <style:text-properties fo:language="fr" fo:country="FR" officeooo:rsid="0011ceed"/>
    </style:style>
    <style:style style:name="T15" style:family="text">
      <style:text-properties fo:language="fr" fo:country="FR" officeooo:rsid="00115f9d"/>
    </style:style>
    <style:style style:name="T16" style:family="text">
      <style:text-properties fo:language="fr" fo:country="FR" officeooo:rsid="00157466"/>
    </style:style>
    <style:style style:name="T17" style:family="text">
      <style:text-properties fo:language="fr" fo:country="FR" fo:font-style="italic" officeooo:rsid="0011ceed" style:font-style-asian="italic" style:font-style-complex="italic"/>
    </style:style>
    <style:style style:name="T18" style:family="text">
      <style:text-properties officeooo:rsid="00155bea"/>
    </style:style>
    <style:style style:name="T19" style:family="text">
      <style:text-properties officeooo:rsid="001574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Le SSP Hub – </text:span><text:span text:style-name="T1">Manifeste du réseau</text:span></text:p>
      <text:p text:style-name="P7"/>
      <text:p text:style-name="P6"><text:span text:style-name="T5">La Data Science, et plus généralement la “donnée”, est un sujet majeur pour la transformation des politiques publiques (cf. Rapport Bothorel)</text:span><text:span text:style-name="T4">. </text:span><text:span text:style-name="T5">La pleine exploitation des possibilités de la donnée nécessite pour l’Etat de disposer en son sein d’experts et de compétences sur le sujet. Le SSP Hub s’insère dans ce cadre de réflexion comme une des nombreuses pierres nécessaires à l’édifice (cf. « </text:span><text:span text:style-name="T6">4.3.4 Développer le travail entre les pairs » </text:span><text:span text:style-name="T7">et recommandation 8 </text:span><text:span text:style-name="T6">du rapport sur l’évaluation des besoin de l’État en compétences et expertises en matière de données</text:span><text:span text:style-name="T5"><text:note text:id="ftn0" text:note-class="footnote"><text:note-citation>1</text:note-citation><text:note-body><text:p text:style-name="Footnote"><text:a xlink:type="simple" xlink:href="https://www.numerique.gouv.fr/uploads/RAPPORT-besoins-competences-donnee.pdf" text:style-name="Internet_20_link" text:visited-style-name="Visited_20_Internet_20_Link">https://www.numerique.gouv.fr/uploads/RAPPORT-besoins-competences-donnee.pdf</text:a> </text:p></text:note-body></text:note></text:span><text:span text:style-name="T5">).</text:span></text:p>
      <text:p text:style-name="P8"/>
      <text:p text:style-name="P9">En particulier le SSP Hub vise deux objectifs principaux :</text:p>
      <text:p text:style-name="P5"><text:span text:style-name="T1">- </text:span><text:span text:style-name="T11">Développer le travail entre </text:span><text:span text:style-name="T19">les</text:span><text:span text:style-name="T11"> pairs. </text:span><text:span text:style-name="T3">L’exercice du métier d’expert de la donnée nécessite </text:span><text:span text:style-name="T8">en effet </text:span><text:span text:style-name="T3">de pouvoir échanger régulièrement entre pairs, qu’il s’agisse de partager des retours d’expérience ou de confronter ses méthodes et ses résultats au regard d’autres experts de la donnée.</text:span></text:p>
      <text:p text:style-name="P2"><text:span text:style-name="T9">- </text:span><text:span text:style-name="T10">Diffuser les pratiques et techniques de la « Data Science » auprès d’un public non pratiquant. Il s’agit d’acculturer et de démystifier la « Data Science » en montrant par l’exemple les gains à attendre tant en termes de nouveaux sujets que de productivité.</text:span></text:p>
      <text:p text:style-name="P11"/>
      <text:p text:style-name="P11">Pour répondre à ces objectifs, le réseau se structure de la façon suivante :</text:p>
      <text:p text:style-name="P2"><text:span text:style-name="T13">- Un site web accessible depuis un navigateur affichant 1) de manière exhaustive les sujets de data science pratiqués au sein du SSP, 2) les formations déjà disponibles et utiles pour la pratique de la data science dans la statistique publique, ainsi que des </text:span><text:span text:style-name="T16">ressources sur</text:span><text:span text:style-name="T13"> </text:span><text:span text:style-name="T16">les</text:span><text:span text:style-name="T13"> bonnes pratiques</text:span></text:p>
      <text:p text:style-name="P11">- Des évènements à intervalles réguliers <text:span text:style-name="T12">autour d’une question précise, commune à plusieurs sujets </text:span><text:span text:style-name="T18">et agents</text:span><text:span text:style-name="T12"> (exemple : « codification automatique dans une nomenclature », « outils de visualisation géographiques »)</text:span></text:p>
      <text:p text:style-name="P11">- <text:span text:style-name="T12">Des outils plus informels de contacts permettant des échanges réguliers : canal Tchap, newsletter pour avertir de nouveaux évènements et sujets.</text:span></text:p>
      <text:p text:style-name="P11"/>
      <text:p text:style-name="P3"><text:span text:style-name="T16">Ont</text:span><text:span text:style-name="T13"> vocation à faire partie</text:span><text:span text:style-name="T13"><text:note text:id="ftn1" text:note-class="footnote"><text:note-citation>2</text:note-citation><text:note-body><text:p text:style-name="P1">Voir convention associée détaillant les modalités de participation au réseau</text:p></text:note-body></text:note></text:span><text:span text:style-name="T13"> du SSP Hub les data scientists </text:span><text:span text:style-name="T14">du SSP </text:span><text:span text:style-name="T13">déjà pratiquant comme les « curieux » désireux de découvrir les techniques pour les </text:span><text:span text:style-name="T16">importer sur leur poste ou par simple curiosité</text:span><text:span text:style-name="T13">. </text:span><text:span text:style-name="T15">A terme, des passerelles pourront avoir lieu avec des data scientists extérieurs au SSP, notamment </text:span><text:span text:style-name="T14">via </text:span><text:span text:style-name="T15">d</text:span><text:span text:style-name="T14">es </text:span><text:span text:style-name="T15">invitations à présenter lors d’évènement</text:span><text:span text:style-name="T16">s</text:span><text:span text:style-name="T15"> pour partager des bonnes pratiques encore non utilisées dans le SSP. L</text:span><text:span text:style-name="T14">a portée du réseau reste cependant le partage et développement de connaissance </text:span><text:span text:style-name="T17">des agents du SSP</text:span><text:span text:style-name="T14">, ainsi que les améliorations techniques possibles </text:span><text:span text:style-name="T17">pour les sujets propres au SSP.</text:span></text:p>
      <text:p text:style-name="P10"/>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Windows_X86_64 LibreOffice_project/639b8ac485750d5696d7590a72ef1b496725cfb5</meta:generator>
    <dc:date>2021-10-06T10:22:37.689000000</dc:date>
    <meta:editing-duration>PT17M45S</meta:editing-duration>
    <meta:editing-cycles>7</meta:editing-cycles>
    <dc:creator>Titouan Blaize</dc:creator>
    <meta:document-statistic meta:table-count="0" meta:image-count="0" meta:object-count="0" meta:page-count="1" meta:paragraph-count="12" meta:word-count="419" meta:character-count="2681" meta:non-whitespace-character-count="2272"/>
  </office:meta>
</office:document-meta>
</file>